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86cm"/>
    </style:style>
    <style:style style:name="co3" style:family="table-column">
      <style:table-column-properties fo:break-before="auto" style:column-width="3.5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 style:data-style-name="N1"/>
    <style:style style:name="ce5" style:family="table-cell" style:parent-style-name="Default" style:data-style-name="N108"/>
    <style:style style:name="ta_extref" style:family="table">
      <style:table-properties table:display="fals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Taulukko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Pvm</text:p>
          </table:table-cell>
          <table:table-cell office:value-type="string">
            <text:p>Mitä tehty</text:p>
          </table:table-cell>
          <table:table-cell office:value-type="string">
            <text:p>Työaika/h</text:p>
          </table:table-cell>
          <table:table-cell office:value-type="string">
            <text:p>Kokonaan uudet rivit</text:p>
          </table:table-cell>
          <table:table-cell office:value-type="string">
            <text:p>Havaitut bugit</text:p>
          </table:table-cell>
          <table:table-cell office:value-type="string">
            <text:p>Korjatut bugit</text:p>
          </table:table-cell>
        </table:table-row>
        <table:table-row table:style-name="ro1">
          <table:table-cell office:value-type="date" office:date-value="2012-03-28">
            <text:p>28.03.12</text:p>
          </table:table-cell>
          <table:table-cell office:value-type="string">
            <text:p>Profilointia ja suunnittelua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date" office:date-value="2012-03-26">
            <text:p>26.03.12</text:p>
          </table:table-cell>
          <table:table-cell office:value-type="string">
            <text:p>Synthesizer.processParameterChange</text:p>
          </table:table-cell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26">
            <text:p>26.03.12</text:p>
          </table:table-cell>
          <table:table-cell office:value-type="string">
            <text:p>Synthesizer.checkJackExceptions, SynthGui.endExecution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25">
            <text:p>25.03.12</text:p>
          </table:table-cell>
          <table:table-cell office:value-type="string">
            <text:p>ValueSet ja KeyValueSet + testit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90">
            <text:p>49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</table:table-row>
        <table:table-row table:style-name="ro1">
          <table:table-cell office:value-type="date" office:date-value="2012-03-23">
            <text:p>23.03.12</text:p>
          </table:table-cell>
          <table:table-cell office:value-type="string">
            <text:p>Synthesizer-luokan alku, JACK</text:p>
          </table:table-cell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22">
            <text:p>22.03.12</text:p>
          </table:table-cell>
          <table:table-cell office:value-type="string">
            <text:p>Verhokäyrä ja sen perustesti</text:p>
          </table:table-cell>
          <table:table-cell office:value-type="float" office:value="1.5">
            <text:p>1,5</text:p>
          </table:table-cell>
          <table:table-cell office:value-type="float" office:value="270">
            <text:p>2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9">
            <text:p>19.03.12</text:p>
          </table:table-cell>
          <table:table-cell office:value-type="string">
            <text:p>Pointtereiden sijasta taulukoita ja taulukkoindeksejä</text:p>
          </table:table-cell>
          <table:table-cell office:value-type="float" office:value="0.5">
            <text:p>0,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date" office:date-value="2012-03-19">
            <text:p>19.03.12</text:p>
          </table:table-cell>
          <table:table-cell office:value-type="string">
            <text:p>bufferLength metodiparametrista Oscillatorin kentäksi</text:p>
          </table:table-cell>
          <table:table-cell office:value-type="float" office:value="0.5">
            <text:p>0,5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8">
            <text:p>18.03.12</text:p>
          </table:table-cell>
          <table:table-cell office:value-type="string">
            <text:p>Amplitudimodulaatio ja sen testi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17">
            <text:p>17.03.12</text:p>
          </table:table-cell>
          <table:table-cell office:value-type="string">
            <text:p>Taajuus- ja pulssinleveysmodulaation testit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17">
            <text:p>17.03.12</text:p>
          </table:table-cell>
          <table:table-cell office:value-type="string">
            <text:p>Lisää muutoksia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</table:table-row>
        <table:table-row table:style-name="ro1">
          <table:table-cell office:value-type="date" office:date-value="2012-03-16">
            <text:p>16.03.12</text:p>
          </table:table-cell>
          <table:table-cell office:value-type="string">
            <text:p>MainOscillator-luokan alkua. Toteutuspohdintaa. (Mm. funktio-osoitin staattisena jäsenmuuttujana)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4">
            <text:p>14.03.12</text:p>
          </table:table-cell>
          <table:table-cell office:value-type="string">
            <text:p>Ensimmäiset yksikkötestit</text:p>
          </table:table-cell>
          <table:table-cell office:value-type="float" office:value="1.5">
            <text:p>1,5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14">
            <text:p>14.03.12</text:p>
          </table:table-cell>
          <table:table-cell office:value-type="string">
            <text:p>Oskillaattoriluokkia lisää (kantaluokka ja LFO valmiiksi)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4">
            <text:p>14.03.12</text:p>
          </table:table-cell>
          <table:table-cell office:value-type="string">
            <text:p>Luokkasuunnittelu, kolmen luokan pohjat</text:p>
          </table:table-cell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3">
            <text:p>13.03.12</text:p>
          </table:table-cell>
          <table:table-cell office:value-type="string">
            <text:p>KeyTranslations-taulukko</text:p>
          </table:table-cell>
          <table:table-cell office:value-type="float" office:value="0.5">
            <text:p>0,5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2">
            <text:p>12.03.12</text:p>
          </table:table-cell>
          <table:table-cell office:value-type="string">
            <text:p>Oskillaattoriluokkaa, törttöilyä Gitillä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2">
            <text:p>12.03.12</text:p>
          </table:table-cell>
          <table:table-cell office:value-type="string">
            <text:p>Koodin selvennys, uusi luokka, uusi metodi, tuplapuskurointi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formula="of:=SUM([.C5:.C20])" office:value-type="float" office:value="35.5">
            <text:p>35,5</text:p>
          </table:table-cell>
          <table:table-cell table:formula="of:=SUM([.D5:.D20])" office:value-type="float" office:value="2335">
            <text:p>2335</text:p>
          </table:table-cell>
          <table:table-cell table:formula="of:=SUM([.E5:.E20])" office:value-type="float" office:value="12">
            <text:p>12</text:p>
          </table:table-cell>
          <table:table-cell table:formula="of:=SUM([.F5:.F20])" office:value-type="float" office:value="12">
            <text:p>12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2" office:value-type="string">
            <text:p>Keskimääräinen <text:span text:style-name="T1">rivejä per tunti</text:span></text:p>
          </table:table-cell>
          <table:table-cell table:style-name="ce4" table:formula="of:=[.D21]/[.C21]" office:value-type="float" office:value="65.7746478873239">
            <text:p>66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2" office:value-type="string">
            <text:p>Tuntia/bugi</text:p>
          </table:table-cell>
          <table:table-cell table:style-name="ce5" table:formula="of:=[.C21]/[.E21]" office:value-type="float" office:value="2.95833333333333">
            <text:p>3,0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2" office:value-type="string">
            <text:p>Riviä/bugi</text:p>
          </table:table-cell>
          <table:table-cell table:style-name="ce4" table:formula="of:=[.D21]/[.E21]" office:value-type="float" office:value="194.583333333333">
            <text:p>195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2" office:value-type="string">
            <text:p>Havaintoja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Bugeja syntyy silloin, kun yrittää ahnehtia liian suurta muutosta kerralla. Kun on monta asiaa muutettavana, niin unohtaa tehdä olennaiset muutokset kaikkiin paikkoihin, ja sitten ei toimi.</text:p>
          </table:table-cell>
          <table:table-cell table:number-columns-repeated="5"/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8">28.03.2012</text:date>, <text:time>20:56:37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T </meta:initial-creator>
    <meta:creation-date>2012-03-12T21:20:30</meta:creation-date>
    <dc:date>2012-03-28T20:56:37</dc:date>
    <dc:creator>AT </dc:creator>
    <meta:editing-duration>PT05H01M07S</meta:editing-duration>
    <meta:editing-cycles>32</meta:editing-cycles>
    <meta:generator>OpenOffice.org/3.2$Linux OpenOffice.org_project/320m12$Build-9483</meta:generator>
    <meta:document-statistic meta:table-count="3" meta:cell-count="126" meta:object-count="0"/>
  </office:meta>
</office:document-meta>
</file>